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9a82" officeooo:paragraph-rsid="00019a82"/>
    </style:style>
    <style:style style:name="P2" style:family="paragraph" style:parent-style-name="Standard">
      <style:text-properties officeooo:paragraph-rsid="00019a82"/>
    </style:style>
    <style:style style:name="T1" style:family="text">
      <style:text-properties officeooo:rsid="00019a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мпонент “склады”</text:p>
      <text:p text:style-name="P1">Warehouses</text:p>
      <text:p text:style-name="P1">Событие - changeNodeSelect</text:p>
      <text:p text:style-name="Standard"/>
      <text:p text:style-name="P1">Пример------------------------------------------------------------------------------------------------------------</text:p>
      <text:p text:style-name="P2"><text:s/></text:p>
      <text:p text:style-name="P1">результат выбранных складов</text:p>
      <text:p text:style-name="P2">&lt;div v-if="mynodes"&gt;</text:p>
      <text:p text:style-name="Standard"><text:s text:c="6"/>&lt;p v-for="(node,index) in mynodes.nodes" :key="index"&gt;{{index}} {{node.text}} {{node.id}} &lt;/p&gt;</text:p>
      <text:p text:style-name="Standard"/>
      <text:p text:style-name="P1">компонент с обработчиком события</text:p>
      <text:p text:style-name="Standard"><text:s text:c="3"/>&lt;<text:span text:style-name="T1">warehouses</text:span> @changeNodeSelect="whselect($event)"&gt;&lt;/<text:span text:style-name="T1">warehouses</text:span>&gt;</text:p>
      <text:p text:style-name="Standard"/>
      <text:p text:style-name="Standard"/>
      <text:p text:style-name="P1">function whselect(node){</text:p>
      <text:p text:style-name="P1"><text:tab/>mynodes = node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9:54:15.577891185</meta:creation-date>
    <dc:date>2019-03-15T09:58:12.272043617</dc:date>
    <meta:editing-duration>PT3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32" meta:character-count="454" meta:non-whitespace-character-count="423"/>
  </office:meta>
</office:document-meta>
</file>